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films présents dans la BDD</text:p>
      <text:p text:style-name="Standard"/>
      <text:p text:style-name="Standard">INSERT INTO ppc_film (title, release_year, duration, picture) </text:p>
      <text:p text:style-name="Standard">VALUES </text:p>
      <text:p text:style-name="Standard">("Blade Runner", 1982, 117, "img/pictures/blade_runner.jpg"),</text:p>
      <text:p text:style-name="Standard">("Alien - Le Huitième Passager", 1979, 117, "img/pictures/alien_le_huitieme_passager.jpg"), ("Matrix", 1999, 136, "img/pictures/matrix.jpg"),</text:p>
      <text:p text:style-name="Standard">("Retour vers le futur", 1985, 116, "img/pictures/retour_vers_le_futur.jpg"),</text:p>
      <text:p text:style-name="Standard">("Interstellar", 2014, 169, "img/pictures/interstellar.jpg"),</text:p>
      <text:p text:style-name="Standard">("Inception", 2010, 148, "img/pictures/inception.jpg"),</text:p>
      <text:p text:style-name="Standard">("Total Recall", 1990, 113, "img/pictures/total_recall.jpg"),</text:p>
      <text:p text:style-name="Standard">("2001 - L’Odyssée de l’espace", 1968, 149, "img/pictures/2001_l_odyssee_de_l_espace.jpg"), ("Starship Troopers", 1997, 129, "img/pictures/starship_troopers.jpg"),</text:p>
      <text:p text:style-name="Standard">("District 9", 2009, 112, "img/pictures/district_9.jpg"),</text:p>
      <text:p text:style-name="Standard">("Predator", 1987, 107, "img/pictures/predator.jpg"),</text:p>
      <text:p text:style-name="Standard">("Dune", 2021, 155, "img/pictures/dune.jpg"),</text:p>
      <text:p text:style-name="Standard">("Edge of Tomorrow", 2014, 113, "img/pictures/edge_of_tomorrow.jpg"),</text:p>
      <text:p text:style-name="Standard">("Ex Machina", 2014, 108, "img/pictures/ex_machina.jpg"),</text:p>
      <text:p text:style-name="Standard">("Le Cinquième Élément", 1997, 126, "img/pictures/le_cinquieme_element.jpg"),</text:p>
      <text:p text:style-name="Standard">("Fight Club", 1999, 139, "img/pictures/fight_club.jpg"),</text:p>
      <text:p text:style-name="Standard">("Pulp Fiction", 1994, 154, "img/pictures/pulp_fiction.jpg"),</text:p>
      <text:p text:style-name="Standard">("Forrest Gump", 1994, 142, "img/pictures/forrest_gump.jpg"),</text:p>
      <text:p text:style-name="Standard">("The Big Lebowski", 1998, 117, "img/pictures/the_big_lebowski.jpg"),</text:p>
      <text:p text:style-name="Standard">("Drive", 2011, 100, "img/pictures/drive.jpg"), ("Trainspotting", 1996, 93, "img/pictures/trainspotting.jpg"),</text:p>
      <text:p text:style-name="Standard">("Requiem for a Dream", 2000, 102, "img/pictures/requiem_for_a_dream.jpg"),</text:p>
      <text:p text:style-name="Standard">("Snatch", 2000, 104, "img/pictures/snatch.jpg"),</text:p>
      <text:p text:style-name="Standard">("American History X", 1998, 119, "img/pictures/american_history_x.jpg"),</text:p>
      <text:p text:style-name="Standard">("Léon", 1994, 110, "img/pictures/leon.jpg"),</text:p>
      <text:p text:style-name="Standard">("Gladiator", 2000, 155, "img/pictures/gladiator.jpg"),</text:p>
      <text:p text:style-name="Standard">("Il était une fois en Amérique", 1984, 229, "img/pictures/il_etait_une_fois_en_amerique.jpg"), ("Heat", 1995, 170, "img/pictures/heat.jpg"),</text:p>
      <text:p text:style-name="Standard">("Les Infiltrés", 2006, 151, "img/pictures/les_infiltres.jpg"),</text:p>
      <text:p text:style-name="Standard">("Seven", 1995, 127, "img/pictures/seven.jpg"),</text:p>
      <text:p text:style-name="Standard">("Zodiac", 2007, 157, "img/pictures/zodiac.jpg"),</text:p>
      <text:p text:style-name="Standard">("The Social Network", 2010, 120, "img/pictures/the_social_network.jpg"),</text:p>
      <text:p text:style-name="Standard">("Gone Girl", 2014, 149, "img/pictures/gone_girl.jpg"),</text:p>
      <text:p text:style-name="Standard">("Joker", 2019, 122, "img/pictures/joker.jpg"),</text:p>
      <text:p text:style-name="Standard">("The Dark Knight", 2008, 152, "img/pictures/the_dark_knight.jpg"),</text:p>
      <text:p text:style-name="Standard">("Memento", 2000, 113, "img/pictures/memento.jpg"),</text:p>
      <text:p text:style-name="Standard">("Looper", 2012, 119, "img/pictures/looper.jpg"),</text:p>
      <text:p text:style-name="Standard">("Watchmen", 2009, 162, "img/pictures/watchmen.jpg"),</text:p>
      <text:p text:style-name="Standard">("La Ligne verte", 1999, 189, "img/pictures/la_ligne_verte.jpg"),</text:p>
      <text:p text:style-name="Standard">("Shutter Island", 2010, 138, "img/pictures/shutter_island.jpg"),</text:p>
      <text:p text:style-name="Standard">("American Psycho", 2000, 102, "img/pictures/american_psycho.jpg"),</text:p>
      <text:p text:style-name="Standard">("Old Boy", 2003, 120, "img/pictures/old_boy.jpg"),</text:p>
      <text:p text:style-name="Standard">("Donnie Darko", 2001, 113, "img/pictures/donnie_darko.jpg"),</text:p>
      <text:p text:style-name="Standard">("Her", 2013, 126, "img/pictures/her.jpg"),</text:p>
      <text:p text:style-name="Standard">("Brazil", 1985, 132, "img/pictures/brazil.jpg"),</text:p>
      <text:p text:style-name="Standard">("Children of Men", 2006, 109, "img/pictures/children_of_men.jpg"),</text:p>
      <text:p text:style-name="Standard">("Moon", 2009, 97, "img/pictures/moon.jpg"),</text:p>
      <text:p text:style-name="Standard">("Minority Report", 2002, 145, "img/pictures/minority_report.jpg"),</text:p>
      <text:p text:style-name="Standard"><text:soft-page-break/>("Snowpiercer", 2013, 126, "img/pictures/snowpiercer.jpg"),</text:p>
      <text:p text:style-name="Standard">("Coherence", 2013, 89, "img/pictures/coherence.jpg"); </text:p>
      <text:p text:style-name="Standard"/>
      <text:p text:style-name="P1">Liste des genres de films et séries</text:p>
      <text:p text:style-name="P1"/>
      <text:p text:style-name="P2">INSERT INTO ppc_genre (name) VALUES</text:p>
      <text:p text:style-name="P2">('Action'),</text:p>
      <text:p text:style-name="P2">('Aventure'),</text:p>
      <text:p text:style-name="P2">('Animation'),</text:p>
      <text:p text:style-name="P2">('Comédie'),</text:p>
      <text:p text:style-name="P2">('Drame'),</text:p>
      <text:p text:style-name="P2">('Horreur'),</text:p>
      <text:p text:style-name="P2">('Science-fiction'),</text:p>
      <text:p text:style-name="P2">('Fantastique'),</text:p>
      <text:p text:style-name="P2">('Thriller'),</text:p>
      <text:p text:style-name="P2">('Romance'),</text:p>
      <text:p text:style-name="P2">('Mystère'),</text:p>
      <text:p text:style-name="P2">('Policier'),</text:p>
      <text:p text:style-name="P2">('Guerre'),</text:p>
      <text:p text:style-name="P2">('Western'),</text:p>
      <text:p text:style-name="P2">('Documentaire'),</text:p>
      <text:p text:style-name="P2">('Musical'),</text:p>
      <text:p text:style-name="P2">('Historique'),</text:p>
      <text:p text:style-name="P2">('Biographie'),</text:p>
      <text:p text:style-name="P2">('Crime'),</text:p>
      <text:p text:style-name="P2">('Familial'),</text:p>
      <text:p text:style-name="P2">('Art et essai'),</text:p>
      <text:p text:style-name="P2">('Film noir'),</text:p>
      <text:p text:style-name="P2">('Expérimental'),</text:p>
      <text:p text:style-name="P2">('Fantasy'),</text:p>
      <text:p text:style-name="P2">('Suspense'),</text:p>
      <text:p text:style-name="P2">('Film d\'animation'),</text:p>
      <text:p text:style-name="P2">('Comédie romantique'),</text:p>
      <text:p text:style-name="P2">('Epouvante-horreur'),</text:p>
      <text:p text:style-name="P2">('Film d\'aventure'),</text:p>
      <text:p text:style-name="P2">('Film historique'),</text:p>
      <text:p text:style-name="P2">('Super-héros'),</text:p>
      <text:p text:style-name="P2">('Films pour enfants'),</text:p>
      <text:p text:style-name="P2">('Film de guerre'),</text:p>
      <text:p text:style-name="P2">('Satire'),</text:p>
      <text:p text:style-name="P2">('Comédie dramatique'),</text:p>
      <text:p text:style-name="P2">('Drame romantique'),</text:p>
      <text:p text:style-name="P2">('Drame psychologique'),</text:p>
      <text:p text:style-name="P2">('Film d\'époque'),</text:p>
      <text:p text:style-name="P2">('Film de cape et d\'épée'),</text:p>
      <text:p text:style-name="P2">('Film de procès'),</text:p>
      <text:p text:style-name="P2">('Film musical'),</text:p>
      <text:p text:style-name="P2">('Film de super-héros'),</text:p>
      <text:p text:style-name="P2">('Film de science-fiction'),</text:p>
      <text:p text:style-name="P2">('Film de fantasy'),</text:p>
      <text:p text:style-name="P2">('Film de famille'),</text:p>
      <text:p text:style-name="P2">('Film fantastique'),</text:p>
      <text:p text:style-name="P2"><text:soft-page-break/>('Film policier'),</text:p>
      <text:p text:style-name="P2">('Film à suspense'),</text:p>
      <text:p text:style-name="P2">('Film d\'horreur psychologique');</text:p>
      <text:p text:style-name="P2"/>
      <text:p text:style-name="P1">Liste des réalisateurs</text:p>
      <text:p text:style-name="P1"/>
      <text:p text:style-name="P2">INSERT INTO ppc_director (firstname, lastname, birth_date, death_date, picture)</text:p>
      <text:p text:style-name="P2">VALUES</text:p>
      <text:p text:style-name="P2">("Ridley", "Scott", "1937-11-30", NULL, "ridley_scott.jpg"),</text:p>
      <text:p text:style-name="P2">("Lana", "Wachowski", "1965-06-21", NULL, "lana_wachowski.jpg"),</text:p>
      <text:p text:style-name="P2">("Lilly", "Wachowski", "1967-12-29", NULL, "lilly_wachowski.jpg"),</text:p>
      <text:p text:style-name="P2">("Robert", "Zemeckis", "1952-05-14", NULL, "robert_zemeckis.jpg"),</text:p>
      <text:p text:style-name="P2">("Christopher", "Nolan", "1970-07-30", NULL, "christopher_nolan.jpg"),</text:p>
      <text:p text:style-name="P2">("Paul", "Verhoeven", "1938-07-18", NULL, "paul_verhoeven.jpg"),</text:p>
      <text:p text:style-name="P2">("Stanley", "Kubrick", "1928-07-26", "1999-03-07", "stanley_kubrick.jpg"),</text:p>
      <text:p text:style-name="P2">("Neill", "Blomkamp", "1979-09-17", NULL, "neill_blomkamp.jpg"),</text:p>
      <text:p text:style-name="P2">("John", "McTiernan", "1951-01-08", NULL, "john_mctiernan.jpg"),</text:p>
      <text:p text:style-name="P2">("Denis", "Villeneuve", "1967-10-03", NULL, "denis_villeneuve.jpg"),</text:p>
      <text:p text:style-name="P2">("Doug", "Liman", "1965-07-24", NULL, "doug_liman.jpg"),</text:p>
      <text:p text:style-name="P2">("Alex", "Garland", "1970-05-26", NULL, "alex_garland.jpg"),</text:p>
      <text:p text:style-name="P2">("Luc", "Besson", "1959-03-18", NULL, "luc_besson.jpg"),</text:p>
      <text:p text:style-name="P2">("David", "Fincher", "1962-08-28", NULL, "david_fincher.jpg"),</text:p>
      <text:p text:style-name="P2">("Quentin", "Tarantino", "1963-03-27", NULL, "quentin_tarantino.jpg"),</text:p>
      <text:p text:style-name="P2">("Joel", "Coen", "1954-11-29", NULL, "joel_coen.jpg"),</text:p>
      <text:p text:style-name="P2">("Ethan", "Coen", "1957-09-21", NULL, "ethan_coen.jpg"),</text:p>
      <text:p text:style-name="P2">("Nicolas", "Winding Refn", "1970-09-29", NULL, "nicolas_winding_refn.jpg"),</text:p>
      <text:p text:style-name="P2">("Danny", "Boyle", "1956-10-20", NULL, "danny_boyle.jpg"),</text:p>
      <text:p text:style-name="P2">("Darren", "Aronofsky", "1969-02-12", NULL, "darren_aronofsky.jpg"),</text:p>
      <text:p text:style-name="P2">("Guy", "Ritchie", "1968-09-10", NULL, "guy_ritchie.jpg"),</text:p>
      <text:p text:style-name="P2">("Tony", "Kaye", "1952-07-08", NULL, "tony_kaye.jpg"),</text:p>
      <text:p text:style-name="P2">("Sergio", "Leone", "1929-01-03", "1989-04-30", "sergio_leone.jpg"),</text:p>
      <text:p text:style-name="P2">("Michael", "Mann", "1943-02-05", NULL, "michael_mann.jpg"),</text:p>
      <text:p text:style-name="P2">("Martin", "Scorsese", "1942-11-17", NULL, "martin_scorsese.jpg"),</text:p>
      <text:p text:style-name="P2">("Todd", "Phillips", "1970-12-20", NULL, "todd_phillips.jpg"),</text:p>
      <text:p text:style-name="P2">("Rian", "Johnson", "1973-12-17", NULL, "rian_johnson.jpg"),</text:p>
      <text:p text:style-name="P2">("Zack", "Snyder", "1966-03-01", NULL, "zack_snyder.jpg"),</text:p>
      <text:p text:style-name="P2">("Frank", "Darabont", "1959-01-28", NULL, "frank_darabont.jpg"),</text:p>
      <text:p text:style-name="P2">("Mary", "Harron", "1953-01-12", NULL, "mary_harron.jpg"),</text:p>
      <text:p text:style-name="P2">("Park", "Chan-wook", "1963-08-23", NULL, "park_chan_wook.jpg"),</text:p>
      <text:p text:style-name="P2">("Richard", "Kelly", "1975-03-28", NULL, "richard_kelly.jpg"),</text:p>
      <text:p text:style-name="P2">("Spike", "Jonze", "1969-10-22", NULL, "spike_jonze.jpg"),</text:p>
      <text:p text:style-name="P2">("Terry", "Gilliam", "1940-11-22", NULL, "terry_gilliam.jpg"),</text:p>
      <text:p text:style-name="P2">("Alfonso", "Cuarón", "1961-11-28", NULL, "alfonso_cuaron.jpg"),</text:p>
      <text:p text:style-name="P2">("Duncan", "Jones", "1971-05-30", NULL, "duncan_jones.jpg"),</text:p>
      <text:p text:style-name="P2">("Steven", "Spielberg", "1946-12-18", NULL, "steven_spielberg.jpg"),</text:p>
      <text:p text:style-name="P2">("Bong", "Joon-ho", "1969-09-14", NULL, "bong_joon_ho.jpg"),</text:p>
      <text:p text:style-name="P2">("James", "Ward Byrkit", "1973-02-20", NULL, "james_ward_byrkit.jpg");</text:p>
      <text:p text:style-name="P2"/>
      <text:p text:style-name="P1"/>
      <text:p text:style-name="P1"/>
      <text:p text:style-name="P1"/>
      <text:p text:style-name="P1"/>
      <text:p text:style-name="P1"><text:soft-page-break/>Liste des acteurs </text:p>
      <text:p text:style-name="P1"/>
      <text:p text:style-name="P2">INSERT INTO ppc_actor (firstname, lastname, birth_date, death_date, picture) VALUES</text:p>
      <text:p text:style-name="P2"/>
      <text:p text:style-name="P2">('Harrison', 'Ford', '1942-07-13', NULL, 'harrison_ford.jpg'),</text:p>
      <text:p text:style-name="P2">('Rutger', 'Hauer', '1944-01-23', '2019-07-19', 'rutger_hauer.jpg'),</text:p>
      <text:p text:style-name="P2">('Sean', 'Young', '1959-11-20', NULL, 'sean_young.jpg'),</text:p>
      <text:p text:style-name="P2">('Edward', 'James Olmos', '1947-02-24', NULL, 'edward_james_olmos.jpg'),</text:p>
      <text:p text:style-name="P2">('Daryl', 'Hannah', '1960-12-03', NULL, 'daryl_hannah.jpg'),</text:p>
      <text:p text:style-name="P2">('Sigourney', 'Weaver', '1949-10-08', NULL, 'sigourney_weaver.jpg'),</text:p>
      <text:p text:style-name="P2">('Tom', 'Skerritt', '1933-08-25', NULL, 'tom_skerritt.jpg'),</text:p>
      <text:p text:style-name="P2">('John', 'Hurt', '1940-01-22', '2017-01-25', 'john_hurt.jpg'),</text:p>
      <text:p text:style-name="P2">('Veronica', 'Cartwright', '1949-04-20', NULL, 'veronica_cartwright.jpg'),</text:p>
      <text:p text:style-name="P2">('Harry', 'Dean Stanton', '1926-07-14', '2017-09-15', 'harry_dean_stanton.jpg'),</text:p>
      <text:p text:style-name="P2">('Keanu', 'Reeves', '1964-09-02', NULL, 'keanu_reeves.jpg'),</text:p>
      <text:p text:style-name="P2">('Laurence', 'Fishburne', '1961-07-30', NULL, 'laurence_fishburne.jpg'),</text:p>
      <text:p text:style-name="P2">('Carrie-Anne', 'Moss', '1967-08-21', NULL, 'carrie_anne_moss.jpg'),</text:p>
      <text:p text:style-name="P2">('Hugo', 'Weaving', '1960-04-04', NULL, 'hugo_weaving.jpg'),</text:p>
      <text:p text:style-name="P2">('Joe', 'Pantoliano', '1951-09-12', NULL, 'joe_pantoliano.jpg'),</text:p>
      <text:p text:style-name="P2">('Michael', 'J. Fox', '1961-06-09', NULL, 'michael_j_fox.jpg'),</text:p>
      <text:p text:style-name="P2">('Christopher', 'Lloyd', '1938-10-22', NULL, 'christopher_lloyd.jpg'),</text:p>
      <text:p text:style-name="P2">('Lea', 'Thompson', '1961-05-31', NULL, 'lea_thompson.jpg'),</text:p>
      <text:p text:style-name="P2">('Crispin', 'Glover', '1964-04-20', NULL, 'crispin_glover.jpg'),</text:p>
      <text:p text:style-name="P2">('Thomas', 'F. Wilson', '1959-04-15', NULL, 'thomas_f_wilson.jpg'),</text:p>
      <text:p text:style-name="P2">('Matthew', 'McConaughey', '1969-11-04', NULL, 'matthew_mcconaughey.jpg'),</text:p>
      <text:p text:style-name="P2">('Anne', 'Hathaway', '1982-11-12', NULL, 'anne_hathaway.jpg'),</text:p>
      <text:p text:style-name="P2">('Jessica', 'Chastain', '1977-03-24', NULL, 'jessica_chastain.jpg'),</text:p>
      <text:p text:style-name="P2">('Michael', 'Caine', '1933-03-14', NULL, 'michael_caine.jpg'),</text:p>
      <text:p text:style-name="P2">('Mackenzie', 'Foy', '2000-11-10', NULL, 'mackenzie_foy.jpg'),</text:p>
      <text:p text:style-name="P2">('Leonardo', 'DiCaprio', '1974-11-11', NULL, 'leonardo_dicaprio.jpg'),</text:p>
      <text:p text:style-name="P2">('Joseph', 'Gordon-Levitt', '1981-02-17', NULL, 'joseph_gordon_levitt.jpg'),</text:p>
      <text:p text:style-name="P2">('Elliot', 'Page', '1987-02-21', NULL, 'elliot_page.jpg'),</text:p>
      <text:p text:style-name="P2">('Tom', 'Hardy', '1977-09-15', NULL, 'tom_hardy.jpg'),</text:p>
      <text:p text:style-name="P2">('Ken', 'Watanabe', '1959-10-21', NULL, 'ken_watanabe.jpg'),</text:p>
      <text:p text:style-name="P2">('Arnold', 'Schwarzenegger', '1947-07-30', NULL, 'arnold_schwarzenegger.jpg'),</text:p>
      <text:p text:style-name="P2">('Rachel', 'Ticotin', '1958-11-01', NULL, 'rachel_ticotin.jpg'),</text:p>
      <text:p text:style-name="P2">('Sharon', 'Stone', '1958-03-10', NULL, 'sharon_stone.jpg'),</text:p>
      <text:p text:style-name="P2">('Ronny', 'Cox', '1938-07-23', NULL, 'ronny_cox.jpg'),</text:p>
      <text:p text:style-name="P2">('Michael', 'Ironside', '1950-02-12', NULL, 'michael_ironside.jpg'),</text:p>
      <text:p text:style-name="P2">('Keir', 'Dullea', '1936-05-30', NULL, 'keir_dullea.jpg'),</text:p>
      <text:p text:style-name="P2">('Gary', 'Lockwood', '1937-02-21', NULL, 'gary_lockwood.jpg'),</text:p>
      <text:p text:style-name="P2">('William', 'Sylvester', '1922-01-31', '1995-01-25', 'william_sylvester.jpg'),</text:p>
      <text:p text:style-name="P2">('Casper', 'Van Dien', '1968-12-18', NULL, 'casper_van_dien.jpg'),</text:p>
      <text:p text:style-name="P2">('Dina', 'Meyer', '1968-12-22', NULL, 'dina_meyer.jpg'),</text:p>
      <text:p text:style-name="P2">('Denise', 'Richards', '1971-02-17', NULL, 'denise_richards.jpg'),</text:p>
      <text:p text:style-name="P2">('Jake', 'Busey', '1971-06-15', NULL, 'jake_busey.jpg'),</text:p>
      <text:p text:style-name="P2">('Neil', 'Patrick Harris', '1973-06-15', NULL, 'neil_patrick_harris.jpg'),</text:p>
      <text:p text:style-name="P2">('Sharlto', 'Copley', '1973-11-27', NULL, 'sharlto_copley.jpg'),</text:p>
      <text:p text:style-name="P2">('Jason', 'Cope', '1973-06-04', NULL, 'jason_cope.jpg'),</text:p>
      <text:p text:style-name="P2">('David', 'James', '1972-10-28', NULL, 'david_james.jpg'),</text:p>
      <text:p text:style-name="P2">('Carl', 'Weathers', '1948-01-14', NULL, 'carl_weathers.jpg'),</text:p>
      <text:p text:style-name="P2">('Elpidia', 'Carrillo', '1961-08-16', NULL, 'elpidia_carrillo.jpg'),</text:p>
      <text:p text:style-name="P2"><text:soft-page-break/>('Bill', 'Duke', '1943-02-26', NULL, 'bill_duke.jpg'),</text:p>
      <text:p text:style-name="P2">('Jesse', 'Ventura', '1951-07-15', NULL, 'jesse_ventura.jpg'),</text:p>
      <text:p text:style-name="P2">('Timothée', 'Chalamet', '1995-12-27', NULL, 'timothee_chalamet.jpg'),</text:p>
      <text:p text:style-name="P2">('Rebecca', 'Ferguson', '1983-10-19', NULL, 'rebecca_ferguson.jpg'),</text:p>
      <text:p text:style-name="P2">('Oscar', 'Isaac', '1979-03-09', NULL, 'oscar_isaac.jpg'),</text:p>
      <text:p text:style-name="P2">('Josh', 'Brolin', '1968-02-12', NULL, 'josh_brolin.jpg'),</text:p>
      <text:p text:style-name="P2">('Jason', 'Momoa', '1979-08-01', NULL, 'jason_momoa.jpg'),</text:p>
      <text:p text:style-name="P2">('Tom', 'Cruise', '1962-07-03', NULL, 'tom_cruise.jpg'),</text:p>
      <text:p text:style-name="P2">('Emily', 'Blunt', '1983-02-23', NULL, 'emily_blunt.jpg'),</text:p>
      <text:p text:style-name="P2">('Bill', 'Paxton', '1955-05-17', '2017-02-25', 'bill_paxton.jpg'),</text:p>
      <text:p text:style-name="P2">('Brendan', 'Gleeson', '1955-03-29', NULL, 'brendan_gleeson.jpg'),</text:p>
      <text:p text:style-name="P2">('Jonas', 'Armstrong', '1981-01-01', NULL, 'jonas_armstrong.jpg'),</text:p>
      <text:p text:style-name="P2">('Domhnall', 'Gleeson', '1983-05-12', NULL, 'domhnall_gleeson.jpg'),</text:p>
      <text:p text:style-name="P2">('Alicia', 'Vikander', '1988-10-03', NULL, 'alicia_vikander.jpg'),</text:p>
      <text:p text:style-name="P2">('Sonoya', 'Mizuno', '1986-07-01', NULL, 'sonoya_mizuno.jpg'),</text:p>
      <text:p text:style-name="P2">('Bruce', 'Willis', '1955-03-19', NULL, 'bruce_willis.jpg'),</text:p>
      <text:p text:style-name="P2">('Milla', 'Jovovich', '1975-12-17', NULL, 'milla_jovovich.jpg'),</text:p>
      <text:p text:style-name="P2">('Gary', 'Oldman', '1958-03-21', NULL, 'gary_oldman.jpg'),</text:p>
      <text:p text:style-name="P2">('Ian', 'Holm', '1931-09-12', '2020-06-19', 'ian_holm.jpg'),</text:p>
      <text:p text:style-name="P2">('Chris', 'Tucker', '1971-08-31', NULL, 'chris_tucker.jpg'),</text:p>
      <text:p text:style-name="P2">('Brad', 'Pitt', '1963-12-18', NULL, 'brad_pitt.jpg'),</text:p>
      <text:p text:style-name="P2">('Helena', 'Bonham Carter', '1966-05-26', NULL, 'helena_bonham_carter.jpg'),</text:p>
      <text:p text:style-name="P2">('Meat', 'Loaf', '1947-09-27', '2022-01-20', 'meat_loaf.jpg'),</text:p>
      <text:p text:style-name="P2">('John', 'Travolta', '1954-02-18', NULL, 'john_travolta.jpg'),</text:p>
      <text:p text:style-name="P2">('Samuel', 'L. Jackson', '1948-12-21', NULL, 'samuel_l_jackson.jpg'),</text:p>
      <text:p text:style-name="P2">('Uma', 'Thurman', '1970-04-29', NULL, 'uma_thurman.jpg'),</text:p>
      <text:p text:style-name="P2">('Ving', 'Rhames', '1959-05-12', NULL, 'ving_rhames.jpg'),</text:p>
      <text:p text:style-name="P2">('Tom', 'Hanks', '1956-07-09', NULL, 'tom_hanks.jpg'),</text:p>
      <text:p text:style-name="P2">('Robin', 'Wright', '1966-04-08', NULL, 'robin_wright.jpg'),</text:p>
      <text:p text:style-name="P2">('Gary', 'Sinise', '1955-03-17', NULL, 'gary_sinise.jpg'),</text:p>
      <text:p text:style-name="P2">('Mykelti', 'Williamson', '1957-03-04', NULL, 'mykelti_williamson.jpg'),</text:p>
      <text:p text:style-name="P2">('Sally', 'Field', '1946-11-06', NULL, 'sally_field.jpg'),</text:p>
      <text:p text:style-name="P2">('Jeff', 'Bridges', '1949-12-04', NULL, 'jeff_bridges.jpg'),</text:p>
      <text:p text:style-name="P2">('John', 'Goodman', '1962-06-20', NULL, 'john_goodman.jpg'),</text:p>
      <text:p text:style-name="P2">('Julianne', 'Moore', '1960-12-03', NULL, 'julianne_moore.jpg'),</text:p>
      <text:p text:style-name="P2">('Steve', 'Buscemi', '1957-12-13', NULL, 'steve_buscemi.jpg'),</text:p>
      <text:p text:style-name="P2">('Philip', 'Seymour Hoffman', '1967-07-23', '2014-02-02', 'philip_seymour_hoffman.jpg'),</text:p>
      <text:p text:style-name="P2">('Ryan', 'Gosling', '1980-11-12', NULL, 'ryan_gosling.jpg'),</text:p>
      <text:p text:style-name="P2">('Carey', 'Mulligan', '1985-05-28', NULL, 'carey_mulligan.jpg'),</text:p>
      <text:p text:style-name="P2">('Bryan', 'Cranston', '1956-03-07', NULL, 'bryan_cranston.jpg'),</text:p>
      <text:p text:style-name="P2">('Albert', 'Brooks', '1947-07-22', NULL, 'albert_brooks.jpg'),</text:p>
      <text:p text:style-name="P2">('Ewan', 'McGregor', '1971-03-31', NULL, 'ewan_mcgregor.jpg'),</text:p>
      <text:p text:style-name="P2">('Ewen', 'Bremner', '1972-01-23', NULL, 'ewen_bremner.jpg'),</text:p>
      <text:p text:style-name="P2">('Jonny', 'Lee Miller', '1972-11-15', NULL, 'jonny_lee_miller.jpg'),</text:p>
      <text:p text:style-name="P2">('Kevin', 'McKidd', '1973-08-09', NULL, 'kevin_mckidd.jpg'),</text:p>
      <text:p text:style-name="P2">('Robert', 'Carlyle', '1961-04-14', NULL, 'robert_carlyle.jpg'),</text:p>
      <text:p text:style-name="P2">('Kelly', 'Macdonald', '1976-02-23', NULL, 'kelly_macdonald.jpg'),</text:p>
      <text:p text:style-name="P2">('Shirley', 'Henderson', '1965-11-24', NULL, 'shirley_henderson.jpg'),</text:p>
      <text:p text:style-name="P2">('Ellen', 'Burstyn', '1932-12-07', NULL, 'ellen_burstyn.jpg'),</text:p>
      <text:p text:style-name="P2">('Jared', 'Leto', '1971-12-26', NULL, 'jared_leto.jpg'), </text:p>
      <text:p text:style-name="P2">('Jennifer', 'Connelly', '1970-12-12', NULL, 'jennifer_connelly.jpg'),</text:p>
      <text:p text:style-name="P2">('Marlon', 'Wayans', '1972-07-23', NULL, 'marlon_wayans.jpg'),</text:p>
      <text:p text:style-name="P2"><text:soft-page-break/>('Christopher', 'McDonald', '1955-02-15', NULL, 'christopher_mcdonald.jpg'),</text:p>
      <text:p text:style-name="P2">('Jason', 'Statham', '1967-07-26', NULL, 'jason_statham.jpg'),</text:p>
      <text:p text:style-name="P2">('Stephen', 'Graham', '1973-08-03', NULL, 'stephen_graham.jpg'),</text:p>
      <text:p text:style-name="P2">('Benicio', 'del Toro', '1967-02-19', NULL, 'benicio_del_toro.jpg'),</text:p>
      <text:p text:style-name="P2">('Dennis', 'Farina', '1944-02-29', '2013-07-22', 'dennis_farina.jpg'),</text:p>
      <text:p text:style-name="P2">('Edward', 'Norton', '1969-08-18', NULL, 'edward_norton.jpg'), </text:p>
      <text:p text:style-name="P2">('Edward', 'Furlong', '1977-08-02', NULL, 'edward_furlong.jpg'),</text:p>
      <text:p text:style-name="P2">('Beverly', 'D\'Angelo', '1951-11-15', NULL, 'beverly_dangelo.jpg'),</text:p>
      <text:p text:style-name="P2">('Ethan', 'Suplee', '1976-05-25', NULL, 'ethan_suplee.jpg'),</text:p>
      <text:p text:style-name="P2">('Fairuza', 'Balk', '1974-05-21', NULL, 'fairuza_balk.jpg'),</text:p>
      <text:p text:style-name="P2">('Jean', 'Reno', '1948-07-30', NULL, 'jean_reno.jpg'),</text:p>
      <text:p text:style-name="P2">('Natalie', 'Portman', '1981-06-09', NULL, 'natalie_portman.jpg'),</text:p>
      <text:p text:style-name="P2">('Danny', 'Aiello', '1933-06-20', '2019-12-12', 'danny_aiello.jpg'),</text:p>
      <text:p text:style-name="P2">('Peter', 'Appel', '1959-10-19', NULL, 'peter_appel.jpg'),</text:p>
      <text:p text:style-name="P2">('Russell', 'Crowe', '1964-04-07', NULL, 'russell_crowe.jpg'),</text:p>
      <text:p text:style-name="P2">('Joaquin', 'Phoenix', '1974-10-28', NULL, 'joaquin_phoenix.jpg'),</text:p>
      <text:p text:style-name="P2">('Connie', 'Nielsen', '1965-07-03', NULL, 'connie_nielsen.jpg'),</text:p>
      <text:p text:style-name="P2">('Oliver', 'Reed', '1938-02-13', '1999-05-02', 'oliver_reed.jpg'),</text:p>
      <text:p text:style-name="P2">('Derek', 'Jacobi', '1938-10-22', NULL, 'derek_jacobi.jpg'),</text:p>
      <text:p text:style-name="P2">('Robert', 'De Niro', '1943-08-17', NULL, 'robert_de_niro.jpg'),</text:p>
      <text:p text:style-name="P2">('James', 'Woods', '1947-04-18', NULL, 'james_woods.jpg'),</text:p>
      <text:p text:style-name="P2">('Elizabeth', 'McGovern', '1961-07-18', NULL, 'elizabeth_mcgovern.jpg'),</text:p>
      <text:p text:style-name="P2">('Joe', 'Pesci', '1943-02-09', NULL, 'joe_pesci.jpg'),</text:p>
      <text:p text:style-name="P2">('Burt', 'Young', '1940-04-30', '2023-10-08', 'burt_young.jpg'),</text:p>
      <text:p text:style-name="P2">('Al', 'Pacino', '1940-04-25', NULL, 'al_pacino.jpg'),</text:p>
      <text:p text:style-name="P2">('Val', 'Kilmer', '1959-12-31', NULL, 'val_kilmer.jpg'),</text:p>
      <text:p text:style-name="P2">('Tom', 'Sizemore', '1961-11-29', '2023-03-03', 'tom_sizemore.jpg'),</text:p>
      <text:p text:style-name="P2">('Diane', 'Venora', '1952-08-10', NULL, 'diane_venora.jpg'),</text:p>
      <text:p text:style-name="P2">('Amy', 'Brenneman', '1964-06-22', NULL, 'amy_brenneman.jpg'),</text:p>
      <text:p text:style-name="P2">('Leonardo', 'DiCaprio', '1974-11-11', NULL, 'leonardo_dicaprio.jpg'),</text:p>
      <text:p text:style-name="P2">('Matt', 'Damon', '1970-10-08', NULL, 'matt_damon.jpg'),</text:p>
      <text:p text:style-name="P2">('Jack', 'Nicholson', '1937-04-22', NULL, 'jack_nicholson.jpg'),</text:p>
      <text:p text:style-name="P2">('Mark', 'Wahlberg', '1971-06-05', NULL, 'mark_wahlberg.jpg'),</text:p>
      <text:p text:style-name="P2">('Martin', 'Sheen', '1940-08-03', NULL, 'martin_sheen.jpg'),</text:p>
      <text:p text:style-name="P2">('Gwyneth', 'Paltrow', '1972-09-27', NULL, 'gwyneth_paltrow.jpg'),</text:p>
      <text:p text:style-name="P2">('Kevin', 'Spacey', '1959-07-26', NULL, 'kevin_spacey.jpg'),</text:p>
      <text:p text:style-name="P2">('R. Lee', 'Ermey', '1944-03-24', '2018-04-15', 'r_lee_ermey.jpg'),</text:p>
      <text:p text:style-name="P2">('Jake', 'Gyllenhaal', '1980-12-19', NULL, 'jake_gyllenhaal.jpg'),</text:p>
      <text:p text:style-name="P2">('Robert', 'Downey Jr.', '1965-04-04', NULL, 'robert_downey_jr.jpg'),</text:p>
      <text:p text:style-name="P2">('Mark', 'Ruffalo', '1967-11-22', NULL, 'mark_ruffalo.jpg'),</text:p>
      <text:p text:style-name="P2">('Brian', 'Cox', '1946-06-01', NULL, 'brian_cox.jpg'),</text:p>
      <text:p text:style-name="P2">('Anthony', 'Edwards', '1962-07-19', NULL, 'anthony_edwards.jpg'),</text:p>
      <text:p text:style-name="P2">('Jesse', 'Eisenberg', '1983-10-05', NULL, 'jesse_eisenberg.jpg'),</text:p>
      <text:p text:style-name="P2">('Andrew', 'Garfield', '1983-08-20', NULL, 'andrew_garfield.jpg'),</text:p>
      <text:p text:style-name="P2">('Justin', 'Timberlake', '1981-01-31', NULL, 'justin_timberlake.jpg'),</text:p>
      <text:p text:style-name="P2">('Armie', 'Hammer', '1986-08-28', NULL, 'armie_hammer.jpg'),</text:p>
      <text:p text:style-name="P2">('Max', 'Minghella', '1985-09-16', NULL, 'max_minghella.jpg'),</text:p>
      <text:p text:style-name="P2">('Ben', 'Affleck', '1972-08-15', NULL, 'ben_affleck.jpg'),</text:p>
      <text:p text:style-name="P2">('Rosamund', 'Pike', '1979-01-27', NULL, 'rosamund_pike.jpg'),</text:p>
      <text:p text:style-name="P2">('Neil', 'Patrick Harris', '1973-06-15', NULL, 'neil_patrick_harris.jpg'),</text:p>
      <text:p text:style-name="P2">('Carrie', 'Coon', '1981-01-24', NULL, 'carrie_coon.jpg'),</text:p>
      <text:p text:style-name="P2">('Tyler', 'Perry', '1969-09-13', NULL, 'tyler_perry.jpg'),</text:p>
      <text:p text:style-name="P2"><text:soft-page-break/>('Joaquin', 'Phoenix', '1974-10-28', NULL, 'joaquin_phoenix.jpg'),</text:p>
      <text:p text:style-name="P2">('Zazie', 'Beetz', '1991-06-01', NULL, 'zazie_beetz.jpg'),</text:p>
      <text:p text:style-name="P2">('Frances', 'Conroy', '1953-11-13', NULL, 'frances_conroy.jpg'),</text:p>
      <text:p text:style-name="P2">('Brett', 'Cullen', '1956-08-26', NULL, 'brett_cullen.jpg'),</text:p>
      <text:p text:style-name="P2">('Christian', 'Bale', '1974-01-30', NULL, 'christian_bale.jpg'),</text:p>
      <text:p text:style-name="P2">('Heath', 'Ledger', '1979-04-04', '2008-01-22', 'heath_ledger.jpg'),</text:p>
      <text:p text:style-name="P2">('Aaron', 'Eckhart', '1968-03-12', NULL, 'aaron_eckhart.jpg'),</text:p>
      <text:p text:style-name="P2">('Michael', 'Caine', '1933-03-14', NULL, 'michael_caine.jpg'),</text:p>
      <text:p text:style-name="P2">('Gary', 'Oldman', '1958-03-21', NULL, 'gary_oldman.jpg'),</text:p>
      <text:p text:style-name="P2">('Guy', 'Pearce', '1967-10-05', NULL, 'guy_pearce.jpg'),</text:p>
      <text:p text:style-name="P2">('Carrie-Anne', 'Moss', '1967-08-21', NULL, 'carrie_anne_moss.jpg'),</text:p>
      <text:p text:style-name="P2">('Joe', 'Pantoliano', '1951-09-12', NULL, 'joe_pantoliano.jpg'),</text:p>
      <text:p text:style-name="P2">('Harriet', 'Harris', '1955-01-08', NULL, 'harriet_harris.jpg'),</text:p>
      <text:p text:style-name="P2">('Mark', 'Boone Junior', '1955-03-17', NULL, 'mark_boone_junior.jpg'),</text:p>
      <text:p text:style-name="P2">('Joseph', 'Gordon-Levitt', '1981-02-17', NULL, 'joseph_gordon_levitt.jpg'),</text:p>
      <text:p text:style-name="P2">('Bruce', 'Willis', '1955-03-19', '2023-00-00', 'bruce_willis.jpg'),</text:p>
      <text:p text:style-name="P2">('Emily', 'Blunt', '1983-02-23', NULL, 'emily_blunt.jpg'),</text:p>
      <text:p text:style-name="P2">('Paul', 'Dano', '1984-06-19', NULL, 'paul_dano.jpg'),</text:p>
      <text:p text:style-name="P2">('Noah', 'Segan', '1983-10-05', NULL, 'noah_segan.jpg'),</text:p>
      <text:p text:style-name="P2">('Malin', 'Åkerman', '1978-05-12', NULL, 'malin_akerman.jpg'),</text:p>
      <text:p text:style-name="P2">('Billy', 'Crudup', '1968-07-08', NULL, 'billy_crudup.jpg'),</text:p>
      <text:p text:style-name="P2">('Matthew', 'Goode', '1978-04-03', NULL, 'matthew_goode.jpg'),</text:p>
      <text:p text:style-name="P2">('Jackie', 'Earle Haley', '1961-07-14', NULL, 'jackie_earle_haley.jpg'),</text:p>
      <text:p text:style-name="P2">('Jeffrey', 'Dean Morgan', '1966-04-22', NULL, 'jeffrey_dean_morgan.jpg'),</text:p>
      <text:p text:style-name="P2">('Michael', 'Clarke Duncan', '1957-12-10', '2012-09-03', 'michael_clarke_duncan.jpg'),</text:p>
      <text:p text:style-name="P2">('David', 'Morse', '1953-10-11', NULL, 'david_morse.jpg'),</text:p>
      <text:p text:style-name="P2">('Bonnie', 'Hunt', '1961-09-22', NULL, 'bonnie_hunt.jpg'),</text:p>
      <text:p text:style-name="P2">('James', 'Cromwell', '1940-01-27', NULL, 'james_cromwell.jpg'),</text:p>
      <text:p text:style-name="P2">('Ben', 'Kingsley', '1943-12-31', NULL, 'ben_kingsley.jpg'),</text:p>
      <text:p text:style-name="P2">('Michelle', 'Williams', '1980-09-09', NULL, 'michelle_williams.jpg'),</text:p>
      <text:p text:style-name="P2">('Emily', 'Mortimer', '1971-12-01', NULL, 'emily_mortimer.jpg'),</text:p>
      <text:p text:style-name="P2">('Willem', 'Dafoe', '1955-07-22', NULL, 'willem_dafoe.jpg'),</text:p>
      <text:p text:style-name="P2">('Jared', 'Leto', '1971-12-26', NULL, 'jared_leto.jpg'),</text:p>
      <text:p text:style-name="P2">('Reese', 'Witherspoon', '1976-03-22', NULL, 'reese_witherspoon.jpg'),</text:p>
      <text:p text:style-name="P2">('Chloë', 'Sevigny', '1974-11-18', NULL, 'chloe_sevigny.jpg'),</text:p>
      <text:p text:style-name="P2">('Choi', 'Min-sik', '1962-01-22', NULL, 'choi_min_sik.jpg'),</text:p>
      <text:p text:style-name="P2">('Yoo', 'Ji-tae', '1976-04-13', NULL, 'yoo_ji_tae.jpg'),</text:p>
      <text:p text:style-name="P2">('Kang', 'Hye-jung', '1982-01-04', NULL, 'kang_hye_jung.jpg'),</text:p>
      <text:p text:style-name="P2">('Kim', 'Byeong-ok', '1960-10-11', NULL, 'kim_byeong_ok.jpg'),</text:p>
      <text:p text:style-name="P2">('Oh', 'Dal-su', '1968-06-15', NULL, 'oh_dal_su.jpg'),</text:p>
      <text:p text:style-name="P2">('Jena', 'Malone', '1984-11-21', NULL, 'jena_malone.jpg'),</text:p>
      <text:p text:style-name="P2">('Maggie', 'Gyllenhaal', '1977-11-16', NULL, 'maggie_gyllenhaal.jpg'),</text:p>
      <text:p text:style-name="P2">('Mary', 'McDonnell', '1952-04-28', NULL, 'mary_mcdonnell.jpg'),</text:p>
      <text:p text:style-name="P2">('Patrick', 'Swayze', '1952-08-18', '2009-09-14', 'patrick_swayze.jpg'),</text:p>
      <text:p text:style-name="P2">('Scarlett', 'Johansson', '1984-11-22', NULL, 'scarlett_johansson.jpg'),</text:p>
      <text:p text:style-name="P2">('Amy', 'Adams', '1974-08-20', NULL, 'amy_adams.jpg'),</text:p>
      <text:p text:style-name="P2">('Rooney', 'Mara', '1985-04-17', NULL, 'rooney_mara.jpg'),</text:p>
      <text:p text:style-name="P2">('Chris', 'Pratt', '1979-06-21', NULL, 'chris_pratt.jpg'),</text:p>
      <text:p text:style-name="P2">('Jonathan', 'Pryce', '1947-06-01', NULL, 'jonathan_pryce.jpg'),</text:p>
      <text:p text:style-name="P2">('Kim', 'Greist', '1958-05-12', NULL, 'kim_greist.jpg'),</text:p>
      <text:p text:style-name="P2">('Michael', 'Palin', '1943-05-05', NULL, 'michael_palin.jpg'),</text:p>
      <text:p text:style-name="P2">('Katherine', 'Helmond', '1929-07-05', '2019-02-23', 'katherine_helmond.jpg'),</text:p>
      <text:p text:style-name="P2"><text:soft-page-break/>('Clive', 'Owen', '1964-10-03', NULL, 'clive_owen.jpg'),</text:p>
      <text:p text:style-name="P2">('Julianne', 'Moore', '1960-12-03', NULL, 'julianne_moore.jpg'),</text:p>
      <text:p text:style-name="P2">('Chiwetel', 'Ejiofor', '1977-07-10', NULL, 'chiwetel_ejiofor.jpg'),</text:p>
      <text:p text:style-name="P2">('Clare-Hope', 'Ashitey', '1987-02-12', NULL, 'clare_hope_ashitey.jpg'),</text:p>
      <text:p text:style-name="P2">('Sam', 'Rockwell', '1968-11-05', NULL, 'sam_rockwell.jpg'),</text:p>
      <text:p text:style-name="P2">('Dominique', 'McElligott', '1986-03-05', NULL, 'dominique_mcelligott.jpg'),</text:p>
      <text:p text:style-name="P2">('Kaya', 'Scodelario', '1992-03-13', NULL, 'kaya_scodelario.jpg'),</text:p>
      <text:p text:style-name="P2">('Benedict', 'Wong', '1971-06-03', NULL, 'benedict_wong.jpg'),</text:p>
      <text:p text:style-name="P2">('Matt', 'Berry', '1974-05-02', NULL, 'matt_berry.jpg'),</text:p>
      <text:p text:style-name="P2">('Tom', 'Cruise', '1962-07-03', NULL, 'tom_cruise.jpg'),</text:p>
      <text:p text:style-name="P2">('Colin', 'Farrell', '1976-05-31', NULL, 'colin_farrell.jpg'),</text:p>
      <text:p text:style-name="P2">('Samantha', 'Morton', '1977-05-13', NULL, 'samantha_morton.jpg'),</text:p>
      <text:p text:style-name="P2">('Max', 'von Sydow', '1929-04-10', '2020-03-08', 'max_von_sydow.jpg'),</text:p>
      <text:p text:style-name="P2">('Kathryn', 'Morris', '1969-01-28', NULL, 'kathryn_morris.jpg'),</text:p>
      <text:p text:style-name="P2">('Chris', 'Evans', '1981-06-13', NULL, 'chris_evans.jpg'),</text:p>
      <text:p text:style-name="P2">('Song', 'Kang-ho', '1967-01-17', NULL, 'song_kang_ho.jpg'),</text:p>
      <text:p text:style-name="P2">('Tilda', 'Swinton', '1960-11-05', NULL, 'tilda_swinton.jpg'),</text:p>
      <text:p text:style-name="P2">('Jamie', 'Bell', '1986-03-14', NULL, 'jamie_bell.jpg'),</text:p>
      <text:p text:style-name="P2">('Octavia', 'Spencer', '1970-05-25', NULL, 'octavia_spencer.jpg'),</text:p>
      <text:p text:style-name="P2">('Emily', 'Baldoni', '1984-08-03', NULL, 'emily_baldoni.jpg'),</text:p>
      <text:p text:style-name="P2">('Maury', 'Sterling', '1971-09-01', NULL, 'maury_sterling.jpg'),</text:p>
      <text:p text:style-name="P2">('Nicholas', 'Brendon', '1971-04-12', NULL, 'nicholas_brendon.jpg'),</text:p>
      <text:p text:style-name="P2">('Elizabeth', 'Gracen', '1961-04-03', NULL, 'elizabeth_gracen.jpg'),</text:p>
      <text:p text:style-name="P2">('Hugo', 'Armstrong', '1974-11-01', NULL, 'hugo_armstrong.jpg');</text:p>
      <text:p text:style-name="P2"/>
      <text:p text:style-name="P2"/>
      <text:p text:style-name="P2"/>
      <text:p text:style-name="P3">MDP USERS</text:p>
      <text:p text:style-name="P2"/>
      <text:p text:style-name="P2"><text:a xlink:type="simple" xlink:href="mailto:bob@gmail.com" text:style-name="Internet_20_link" text:visited-style-name="Visited_20_Internet_20_Link">bob@gmail.com</text:a> =&gt; superBob=0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M54S</meta:editing-duration>
    <meta:editing-cycles>11</meta:editing-cycles>
    <meta:generator>OpenOffice/4.1.15$Win32 OpenOffice.org_project/4115m2$Build-9813</meta:generator>
    <dc:date>2025-04-30T20:37:14.44</dc:date>
    <dc:creator>Arnaud Berthollet</dc:creator>
    <meta:document-statistic meta:table-count="0" meta:image-count="0" meta:object-count="0" meta:page-count="8" meta:paragraph-count="374" meta:word-count="1748" meta:character-count="21214"/>
    <meta:user-defined meta:name="Info 1"/>
    <meta:user-defined meta:name="Info 2"/>
    <meta:user-defined meta:name="Info 3"/>
    <meta:user-defined meta:name="Info 4"/>
  </office:meta>
</office:document-meta>
</file>